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style:font-name-asian="Times New Roman3" style:font-size-asian="14pt" style:font-name-complex="Times New Roman3" style:font-size-complex="14pt"/>
    </style:style>
    <style:style style:name="T8" style:family="text">
      <style:text-properties fo:language="en" fo:country="US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name-asian="Times New Roman3" style:font-size-asian="14pt" style:font-name-complex="Times New Roman3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69cm" svg:height="0.79cm" draw:z-index="0"><draw:image xlink:href="../../odt/images/3038.png" xlink:type="simple" xlink:show="embed" xlink:actuate="onLoad"/></draw:frame></text:p>
          </table:table-cell>
          <table:table-cell table:style-name="Table1.B1" office:value-type="string">
            <text:h text:style-name="P4" text:outline-level="1">Обмотка рел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349cm" svg:height="2.12cm" draw:z-index="1"><draw:image xlink:href="../../odt/images/3038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является </text:span><text:span text:style-name="T3">с</text:span><text:span text:style-name="T4">убмоделью</text:span>, которая реализует передачу сигнала от входа данного блока к контактам реле. Передача сигнала реализуется при помощи блоков <text:span text:style-name="T4">В память</text:span> и <text:span text:style-name="T4">Из памяти,</text:span><text:span text:style-name="T5"> с задержкой на 1 шаг интегрирования.</text:span></text:p>
            <text:p text:style-name="P5"><text:span text:style-name="T9">Для того чтобы посмотреть структуру алгоритма – нажмите правой кнопкой на блок и выберите пункт «Действия» </text:span><text:span text:style-name="T10">→</text:span><text:span text:style-name="T9"> «Войти в субмодель».</text:span></text:p>
            <text:p text:style-name="P5"><text:span text:style-name="T1">Свойства</text:span>:</text:p>
            <text:list xml:id="list1139244768148532853" text:style-name="L1">
              <text:list-item>
                <text:p text:style-name="P6">Имя реле – имя, по которому контакты ассоциируются с данным блоком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мотка реле</dc:title>
    <dc:date>2014-12-01T18:45:27.82</dc:date>
    <meta:generator>OpenOffice/4.1.1$Win32 OpenOffice.org_project/411m6$Build-9775</meta:generator>
    <meta:editing-duration>PT2H15M2S</meta:editing-duration>
    <meta:editing-cycles>120</meta:editing-cycles>
    <meta:document-statistic meta:table-count="1" meta:image-count="2" meta:object-count="0" meta:page-count="1" meta:paragraph-count="10" meta:word-count="75" meta:character-count="468"/>
  </office:meta>
</office:document-meta>
</file>